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7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or</meta:initial-creator>
    <meta:creation-date>2016-05-11T23:23:00</meta:creation-date>
    <dc:date>2016-11-01T14:02:22.50</dc:date>
    <meta:print-date>2016-11-01T11:42:00</meta:print-date>
    <meta:editing-cycles>8</meta:editing-cycles>
    <meta:editing-duration>PT19M</meta:editing-duration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AutoOpen(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